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5.203cm"/>
    </style:style>
    <style:style style:name="co3" style:family="table-column">
      <style:table-column-properties fo:break-before="auto" style:column-width="6.95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0.751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1.374cm"/>
    </style:style>
    <style:style style:name="co14" style:family="table-column">
      <style:table-column-properties fo:break-before="auto" style:column-width="1.286cm"/>
    </style:style>
    <style:style style:name="co15" style:family="table-column">
      <style:table-column-properties fo:break-before="auto" style:column-width="1.249cm"/>
    </style:style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445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2.425cm"/>
    </style:style>
    <style:style style:name="co23" style:family="table-column">
      <style:table-column-properties fo:break-before="auto" style:column-width="1.783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ongs_m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ce1"/>
        <table:table-column table:style-name="co2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Canción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Song ID</text:p>
          </table:table-cell>
          <table:table-cell office:value-type="string" calcext:value-type="string">
            <text:p>Band ID</text:p>
          </table:table-cell>
          <table:table-cell office:value-type="string" calcext:value-type="string">
            <text:p>Disc ID</text:p>
          </table:table-cell>
          <table:table-cell office:value-type="string" calcext:value-type="string">
            <text:p>Dif:G</text:p>
          </table:table-cell>
          <table:table-cell office:value-type="string" calcext:value-type="string">
            <text:p>Dif:R</text:p>
          </table:table-cell>
          <table:table-cell office:value-type="string" calcext:value-type="string">
            <text:p>Dif:D</text:p>
          </table:table-cell>
          <table:table-cell office:value-type="string" calcext:value-type="string">
            <text:p>Dif:V</text:p>
          </table:table-cell>
          <table:table-cell office:value-type="string" calcext:value-type="string">
            <text:p>Dif:B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BPM:G</text:p>
          </table:table-cell>
          <table:table-cell office:value-type="string" calcext:value-type="string">
            <text:p>BPM:R</text:p>
          </table:table-cell>
          <table:table-cell office:value-type="string" calcext:value-type="string">
            <text:p>BPM:D</text:p>
          </table:table-cell>
          <table:table-cell office:value-type="string" calcext:value-type="string">
            <text:p>BPM:V</text:p>
          </table:table-cell>
          <table:table-cell office:value-type="string" calcext:value-type="string">
            <text:p>BPM:B</text:p>
          </table:table-cell>
          <table:table-cell office:value-type="string" calcext:value-type="string">
            <text:p>S:G_0</text:p>
          </table:table-cell>
          <table:table-cell office:value-type="string" calcext:value-type="string">
            <text:p>S:G_1</text:p>
          </table:table-cell>
          <table:table-cell office:value-type="string" calcext:value-type="string">
            <text:p>S:G_2</text:p>
          </table:table-cell>
          <table:table-cell office:value-type="string" calcext:value-type="string">
            <text:p>S:R_0</text:p>
          </table:table-cell>
          <table:table-cell office:value-type="string" calcext:value-type="string">
            <text:p>S:R_1</text:p>
          </table:table-cell>
          <table:table-cell office:value-type="string" calcext:value-type="string">
            <text:p>S:R_2</text:p>
          </table:table-cell>
          <table:table-cell office:value-type="string" calcext:value-type="string">
            <text:p>S:D_0</text:p>
          </table:table-cell>
          <table:table-cell office:value-type="string" calcext:value-type="string">
            <text:p>S:D_1</text:p>
          </table:table-cell>
          <table:table-cell office:value-type="string" calcext:value-type="string">
            <text:p>S:D_2</text:p>
          </table:table-cell>
          <table:table-cell office:value-type="string" calcext:value-type="string">
            <text:p>S:V_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ast tick</text:p>
          </table:table-cell>
          <table:table-cell office:value-type="string" calcext:value-type="string">
            <text:p>BPM:cal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icks per sec</text:p>
          </table:table-cell>
          <table:table-cell office:value-type="string" calcext:value-type="string">
            <text:p>ticks per beat</text:p>
          </table:table-cell>
          <table:table-cell office:value-type="string" calcext:value-type="string">
            <text:p>beats per sec</text:p>
          </table:table-cell>
          <table:table-cell office:value-type="string" calcext:value-type="string">
            <text:p>new BPM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rbol</text:p>
          </table:table-cell>
          <table:table-cell office:value-type="string" calcext:value-type="string">
            <text:p>Soy Vos</text:p>
          </table:table-cell>
          <table:table-cell office:value-type="string" calcext:value-type="string">
            <text:p>Hormig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E0DD7FB581131</text:p>
          </table:table-cell>
          <table:table-cell office:value-type="string" calcext:value-type="string">
            <text:p>8CE0DD7DD4A322D</text:p>
          </table:table-cell>
          <table:table-cell office:value-type="string" calcext:value-type="string">
            <text:p>8CE0DD7E45E5BF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7969" calcext:value-type="float">
            <text:p>7969</text:p>
          </table:table-cell>
          <table:table-cell office:value-type="float" office:value="8770632" calcext:value-type="float">
            <text:p>8770632</text:p>
          </table:table-cell>
          <table:table-cell office:value-type="string" calcext:value-type="string">
            <text:p>82,07</text:p>
          </table:table-cell>
          <table:table-cell office:value-type="float" office:value="83" calcext:value-type="float">
            <text:p>83</text:p>
          </table:table-cell>
          <table:table-cell office:value-type="float" office:value="201916" calcext:value-type="float">
            <text:p>201916</text:p>
          </table:table-cell>
          <table:table-cell table:formula="of:=1000*[.AD2]/([.AG2]-3000)" office:value-type="float" office:value="44092.1393955237" calcext:value-type="float">
            <text:p>44.092,14</text:p>
          </table:table-cell>
          <table:table-cell table:formula="of:=[.AC2]*4" office:value-type="float" office:value="31876" calcext:value-type="float">
            <text:p>31876</text:p>
          </table:table-cell>
          <table:table-cell table:formula="of:=[.AF2]/60" office:value-type="float" office:value="1.38333333333333" calcext:value-type="float">
            <text:p>1,38</text:p>
          </table:table-cell>
          <table:table-cell table:formula="of:=60*[.AH2]/[.AI2]" office:value-type="float" office:value="82.9943645291575" calcext:value-type="float">
            <text:p>82,99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El Otro Yo</text:p>
          </table:table-cell>
          <table:table-cell office:value-type="string" calcext:value-type="string">
            <text:p>Locomotora</text:p>
          </table:table-cell>
          <table:table-cell office:value-type="string" calcext:value-type="string">
            <text:p>Fuera Del Tiemp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DA0A4B1CF5586</text:p>
          </table:table-cell>
          <table:table-cell office:value-type="string" calcext:value-type="string">
            <text:p>8CDA0A1DDF54308</text:p>
          </table:table-cell>
          <table:table-cell office:value-type="string" calcext:value-type="string">
            <text:p>8CDA0A45518C3B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116" calcext:value-type="float">
            <text:p>8116</text:p>
          </table:table-cell>
          <table:table-cell office:value-type="float" office:value="10134890" calcext:value-type="float">
            <text:p>10134890</text:p>
          </table:table-cell>
          <table:table-cell office:value-type="string" calcext:value-type="string">
            <text:p>80,58</text:p>
          </table:table-cell>
          <table:table-cell office:value-type="float" office:value="81" calcext:value-type="float">
            <text:p>81</text:p>
          </table:table-cell>
          <table:table-cell office:value-type="float" office:value="232966" calcext:value-type="float">
            <text:p>232966</text:p>
          </table:table-cell>
          <table:table-cell table:formula="of:=1000*[.AD3]/([.AG3]-3000)" office:value-type="float" office:value="44071.2540114626" calcext:value-type="float">
            <text:p>44.071,25</text:p>
          </table:table-cell>
          <table:table-cell table:formula="of:=[.AC3]*4" office:value-type="float" office:value="32464" calcext:value-type="float">
            <text:p>32464</text:p>
          </table:table-cell>
          <table:table-cell table:formula="of:=[.AF3]/60" office:value-type="float" office:value="1.35" calcext:value-type="float">
            <text:p>1,35</text:p>
          </table:table-cell>
          <table:table-cell table:formula="of:=60*[.AH3]/[.AI3]" office:value-type="float" office:value="81.4525394494749" calcext:value-type="float">
            <text:p>81,45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Ella es tan Cargosa</text:p>
          </table:table-cell>
          <table:table-cell office:value-type="string" calcext:value-type="string">
            <text:p>Ni siquiera entre tus brazos</text:p>
          </table:table-cell>
          <table:table-cell office:value-type="string" calcext:value-type="string">
            <text:p>Ella es tan cargo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E0ED4DE9297DB</text:p>
          </table:table-cell>
          <table:table-cell office:value-type="string" calcext:value-type="string">
            <text:p>8CE0ED134FDDAF8</text:p>
          </table:table-cell>
          <table:table-cell office:value-type="string" calcext:value-type="string">
            <text:p>8CE0ED143F2508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800" calcext:value-type="float">
            <text:p>9800</text:p>
          </table:table-cell>
          <table:table-cell office:value-type="float" office:value="9408582" calcext:value-type="float">
            <text:p>9408582</text:p>
          </table:table-cell>
          <table:table-cell office:value-type="string" calcext:value-type="string">
            <text:p>66,73</text:p>
          </table:table-cell>
          <table:table-cell office:value-type="float" office:value="135" calcext:value-type="float">
            <text:p>135</text:p>
          </table:table-cell>
          <table:table-cell office:value-type="float" office:value="216400" calcext:value-type="float">
            <text:p>216400</text:p>
          </table:table-cell>
          <table:table-cell table:formula="of:=1000*[.AD4]/([.AG4]-3000)" office:value-type="float" office:value="44088.9503280225" calcext:value-type="float">
            <text:p>44.088,95</text:p>
          </table:table-cell>
          <table:table-cell table:formula="of:=[.AC4]*4" office:value-type="float" office:value="39200" calcext:value-type="float">
            <text:p>39200</text:p>
          </table:table-cell>
          <table:table-cell table:formula="of:=[.AF4]/60" office:value-type="float" office:value="2.25" calcext:value-type="float">
            <text:p>2,25</text:p>
          </table:table-cell>
          <table:table-cell table:formula="of:=60*[.AH4]/[.AI4]" office:value-type="float" office:value="67.4830872367691" calcext:value-type="float">
            <text:p>67,48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Estelares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Sistema Nervioso Centr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8CD95C96F8BAC74</text:p>
          </table:table-cell>
          <table:table-cell office:value-type="string" calcext:value-type="string">
            <text:p>8CD95C93A5C0946</text:p>
          </table:table-cell>
          <table:table-cell office:value-type="string" calcext:value-type="string">
            <text:p>8CD95C95D3A661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656" calcext:value-type="float">
            <text:p>9656</text:p>
          </table:table-cell>
          <table:table-cell office:value-type="float" office:value="9986257" calcext:value-type="float">
            <text:p>9986257</text:p>
          </table:table-cell>
          <table:table-cell office:value-type="string" calcext:value-type="string">
            <text:p>67,73</text:p>
          </table:table-cell>
          <table:table-cell office:value-type="float" office:value="138" calcext:value-type="float">
            <text:p>138</text:p>
          </table:table-cell>
          <table:table-cell office:value-type="float" office:value="229514" calcext:value-type="float">
            <text:p>229514</text:p>
          </table:table-cell>
          <table:table-cell table:formula="of:=1000*[.AD5]/([.AG5]-3000)" office:value-type="float" office:value="44086.7098722375" calcext:value-type="float">
            <text:p>44.086,71</text:p>
          </table:table-cell>
          <table:table-cell table:formula="of:=[.AC5]*4" office:value-type="float" office:value="38624" calcext:value-type="float">
            <text:p>38624</text:p>
          </table:table-cell>
          <table:table-cell table:formula="of:=[.AF5]/60" office:value-type="float" office:value="2.3" calcext:value-type="float">
            <text:p>2,30</text:p>
          </table:table-cell>
          <table:table-cell table:formula="of:=60*[.AH5]/[.AI5]" office:value-type="float" office:value="68.4859826101452" calcext:value-type="float">
            <text:p>68,49</text:p>
          </table:table-cell>
          <table:table-cell office:value-type="string" calcext:value-type="string">
            <text:p>2,04</text:p>
          </table:table-cell>
        </table:table-row>
        <table:table-row table:style-name="ro1">
          <table:table-cell office:value-type="string" calcext:value-type="string">
            <text:p>Guasones</text:p>
          </table:table-cell>
          <table:table-cell office:value-type="string" calcext:value-type="string">
            <text:p>Reyes de la Noche</text:p>
          </table:table-cell>
          <table:table-cell office:value-type="string" calcext:value-type="string">
            <text:p>Toro Roj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8CDD6DCFE601C6E</text:p>
          </table:table-cell>
          <table:table-cell office:value-type="string" calcext:value-type="string">
            <text:p>8CDD6DC3AB45E1A</text:p>
          </table:table-cell>
          <table:table-cell office:value-type="string" calcext:value-type="string">
            <text:p>8CDD6DCF44C6C0A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450" calcext:value-type="float">
            <text:p>9450</text:p>
          </table:table-cell>
          <table:table-cell office:value-type="float" office:value="11122195" calcext:value-type="float">
            <text:p>11122195</text:p>
          </table:table-cell>
          <table:table-cell office:value-type="string" calcext:value-type="string">
            <text:p>69,21</text:p>
          </table:table-cell>
          <table:table-cell office:value-type="float" office:value="70" calcext:value-type="float">
            <text:p>70</text:p>
          </table:table-cell>
          <table:table-cell office:value-type="float" office:value="255262" calcext:value-type="float">
            <text:p>255262</text:p>
          </table:table-cell>
          <table:table-cell table:formula="of:=1000*[.AD6]/([.AG6]-3000)" office:value-type="float" office:value="44089.8549920321" calcext:value-type="float">
            <text:p>44.089,85</text:p>
          </table:table-cell>
          <table:table-cell table:formula="of:=[.AC6]*4" office:value-type="float" office:value="37800" calcext:value-type="float">
            <text:p>37800</text:p>
          </table:table-cell>
          <table:table-cell table:formula="of:=[.AF6]/60" office:value-type="float" office:value="1.16666666666667" calcext:value-type="float">
            <text:p>1,17</text:p>
          </table:table-cell>
          <table:table-cell table:formula="of:=60*[.AH6]/[.AI6]" office:value-type="float" office:value="69.9838968127494" calcext:value-type="float">
            <text:p>69,98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Intoxicados</text:p>
          </table:table-cell>
          <table:table-cell office:value-type="string" calcext:value-type="string">
            <text:p>Casi Sin Pensar</text:p>
          </table:table-cell>
          <table:table-cell office:value-type="string" calcext:value-type="string">
            <text:p>El Exilio de las Especies (Thend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CCCD03E58666</text:p>
          </table:table-cell>
          <table:table-cell office:value-type="string" calcext:value-type="string">
            <text:p>8CD48B69585718A</text:p>
          </table:table-cell>
          <table:table-cell office:value-type="string" calcext:value-type="string">
            <text:p>8CD48B69C780B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table:number-columns-repeated="2"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025" calcext:value-type="float">
            <text:p>11025</text:p>
          </table:table-cell>
          <table:table-cell office:value-type="float" office:value="10335389" calcext:value-type="float">
            <text:p>10335389</text:p>
          </table:table-cell>
          <table:table-cell office:value-type="string" calcext:value-type="string">
            <text:p>59,32</text:p>
          </table:table-cell>
          <table:table-cell office:value-type="float" office:value="120" calcext:value-type="float">
            <text:p>120</text:p>
          </table:table-cell>
          <table:table-cell office:value-type="float" office:value="237415" calcext:value-type="float">
            <text:p>237415</text:p>
          </table:table-cell>
          <table:table-cell table:formula="of:=1000*[.AD7]/([.AG7]-3000)" office:value-type="float" office:value="44090.1350169571" calcext:value-type="float">
            <text:p>44.090,14</text:p>
          </table:table-cell>
          <table:table-cell table:formula="of:=[.AC7]*4" office:value-type="float" office:value="44100" calcext:value-type="float">
            <text:p>44100</text:p>
          </table:table-cell>
          <table:table-cell table:formula="of:=[.AF7]/60" office:value-type="float" office:value="2" calcext:value-type="float">
            <text:p>2,00</text:p>
          </table:table-cell>
          <table:table-cell table:formula="of:=60*[.AH7]/[.AI7]" office:value-type="float" office:value="59.9865782543634" calcext:value-type="float">
            <text:p>59,99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Intoxicados</text:p>
          </table:table-cell>
          <table:table-cell office:value-type="string" calcext:value-type="string">
            <text:p>Pila Pila</text:p>
          </table:table-cell>
          <table:table-cell office:value-type="string" calcext:value-type="string">
            <text:p>El Exilio de las Especies (Thend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48B7478B27A8</text:p>
          </table:table-cell>
          <table:table-cell office:value-type="string" calcext:value-type="string">
            <text:p>8CD48B69585718A</text:p>
          </table:table-cell>
          <table:table-cell office:value-type="string" calcext:value-type="string">
            <text:p>8CD48B69C780B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844" calcext:value-type="float">
            <text:p>10844</text:p>
          </table:table-cell>
          <table:table-cell office:value-type="float" office:value="10854457" calcext:value-type="float">
            <text:p>10854457</text:p>
          </table:table-cell>
          <table:table-cell office:value-type="string" calcext:value-type="string">
            <text:p>60,31</text:p>
          </table:table-cell>
          <table:table-cell office:value-type="float" office:value="122" calcext:value-type="float">
            <text:p>122</text:p>
          </table:table-cell>
          <table:table-cell office:value-type="float" office:value="249175" calcext:value-type="float">
            <text:p>249175</text:p>
          </table:table-cell>
          <table:table-cell table:formula="of:=1000*[.AD8]/([.AG8]-3000)" office:value-type="float" office:value="44092.442368234" calcext:value-type="float">
            <text:p>44.092,44</text:p>
          </table:table-cell>
          <table:table-cell table:formula="of:=[.AC8]*4" office:value-type="float" office:value="43376" calcext:value-type="float">
            <text:p>43376</text:p>
          </table:table-cell>
          <table:table-cell table:formula="of:=[.AF8]/60" office:value-type="float" office:value="2.03333333333333" calcext:value-type="float">
            <text:p>2,03</text:p>
          </table:table-cell>
          <table:table-cell table:formula="of:=60*[.AH8]/[.AI8]" office:value-type="float" office:value="60.991021350379" calcext:value-type="float">
            <text:p>60,99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Kapanga</text:p>
          </table:table-cell>
          <table:table-cell office:value-type="string" calcext:value-type="string">
            <text:p>Bisabuelo</text:p>
          </table:table-cell>
          <table:table-cell office:value-type="string" calcext:value-type="string">
            <text:p>Botanik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CDBC42155FAA84</text:p>
          </table:table-cell>
          <table:table-cell office:value-type="string" calcext:value-type="string">
            <text:p>8CDBC41E81C85EC</text:p>
          </table:table-cell>
          <table:table-cell office:value-type="string" calcext:value-type="string">
            <text:p>8CDBC41EBE480A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703" calcext:value-type="float">
            <text:p>8703</text:p>
          </table:table-cell>
          <table:table-cell office:value-type="float" office:value="8128184" calcext:value-type="float">
            <text:p>8128184</text:p>
          </table:table-cell>
          <table:table-cell office:value-type="string" calcext:value-type="string">
            <text:p>75,15</text:p>
          </table:table-cell>
          <table:table-cell office:value-type="float" office:value="76" calcext:value-type="float">
            <text:p>76</text:p>
          </table:table-cell>
          <table:table-cell office:value-type="float" office:value="187350" calcext:value-type="float">
            <text:p>187350</text:p>
          </table:table-cell>
          <table:table-cell table:formula="of:=1000*[.AD9]/([.AG9]-3000)" office:value-type="float" office:value="44091.0442093843" calcext:value-type="float">
            <text:p>44.091,04</text:p>
          </table:table-cell>
          <table:table-cell table:formula="of:=[.AC9]*4" office:value-type="float" office:value="34812" calcext:value-type="float">
            <text:p>34812</text:p>
          </table:table-cell>
          <table:table-cell table:formula="of:=[.AF9]/60" office:value-type="float" office:value="1.26666666666667" calcext:value-type="float">
            <text:p>1,27</text:p>
          </table:table-cell>
          <table:table-cell table:formula="of:=60*[.AH9]/[.AI9]" office:value-type="float" office:value="75.9928373136579" calcext:value-type="float">
            <text:p>75,99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Kapanga</text:p>
          </table:table-cell>
          <table:table-cell office:value-type="string" calcext:value-type="string">
            <text:p>Fumar</text:p>
          </table:table-cell>
          <table:table-cell office:value-type="string" calcext:value-type="string">
            <text:p>Botanik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8CDC34E4BACDE96</text:p>
          </table:table-cell>
          <table:table-cell office:value-type="string" calcext:value-type="string">
            <text:p>8CDBC41E81C85EC</text:p>
          </table:table-cell>
          <table:table-cell office:value-type="string" calcext:value-type="string">
            <text:p>8CDBC41EBE480A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3230" calcext:value-type="float">
            <text:p>13230</text:p>
          </table:table-cell>
          <table:table-cell office:value-type="float" office:value="7861915" calcext:value-type="float">
            <text:p>7861915</text:p>
          </table:table-cell>
          <table:table-cell office:value-type="string" calcext:value-type="string">
            <text:p>49,43</text:p>
          </table:table-cell>
          <table:table-cell office:value-type="float" office:value="100" calcext:value-type="float">
            <text:p>100</text:p>
          </table:table-cell>
          <table:table-cell office:value-type="float" office:value="181419" calcext:value-type="float">
            <text:p>181419</text:p>
          </table:table-cell>
          <table:table-cell table:formula="of:=1000*[.AD10]/([.AG10]-3000)" office:value-type="float" office:value="44064.3373183349" calcext:value-type="float">
            <text:p>44.064,34</text:p>
          </table:table-cell>
          <table:table-cell table:formula="of:=[.AC10]*4" office:value-type="float" office:value="52920" calcext:value-type="float">
            <text:p>52920</text:p>
          </table:table-cell>
          <table:table-cell table:formula="of:=[.AF10]/60" office:value-type="float" office:value="1.66666666666667" calcext:value-type="float">
            <text:p>1,67</text:p>
          </table:table-cell>
          <table:table-cell table:formula="of:=60*[.AH10]/[.AI10]" office:value-type="float" office:value="49.9595661205611" calcext:value-type="float">
            <text:p>49,96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as Pelotas</text:p>
          </table:table-cell>
          <table:table-cell office:value-type="string" calcext:value-type="string">
            <text:p>Bombachitas Rosas (Vivo)</text:p>
          </table:table-cell>
          <table:table-cell office:value-type="string" calcext:value-type="string">
            <text:p>Viv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CC0A173DEBC2</text:p>
          </table:table-cell>
          <table:table-cell office:value-type="string" calcext:value-type="string">
            <text:p>8CDCC09F777143A</text:p>
          </table:table-cell>
          <table:table-cell office:value-type="string" calcext:value-type="string">
            <text:p>8CDCC09FEEA6D7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405" calcext:value-type="float">
            <text:p>11405</text:p>
          </table:table-cell>
          <table:table-cell office:value-type="float" office:value="9813852" calcext:value-type="float">
            <text:p>9813852</text:p>
          </table:table-cell>
          <table:table-cell office:value-type="string" calcext:value-type="string">
            <text:p>57,34</text:p>
          </table:table-cell>
          <table:table-cell office:value-type="float" office:value="116" calcext:value-type="float">
            <text:p>116</text:p>
          </table:table-cell>
          <table:table-cell office:value-type="float" office:value="225646" calcext:value-type="float">
            <text:p>225646</text:p>
          </table:table-cell>
          <table:table-cell table:formula="of:=1000*[.AD11]/([.AG11]-3000)" office:value-type="float" office:value="44078.276726283" calcext:value-type="float">
            <text:p>44.078,28</text:p>
          </table:table-cell>
          <table:table-cell table:formula="of:=[.AC11]*4" office:value-type="float" office:value="45620" calcext:value-type="float">
            <text:p>45620</text:p>
          </table:table-cell>
          <table:table-cell table:formula="of:=[.AF11]/60" office:value-type="float" office:value="1.93333333333333" calcext:value-type="float">
            <text:p>1,93</text:p>
          </table:table-cell>
          <table:table-cell table:formula="of:=60*[.AH11]/[.AI11]" office:value-type="float" office:value="57.9723060845458" calcext:value-type="float">
            <text:p>57,97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as Pelotas</text:p>
          </table:table-cell>
          <table:table-cell office:value-type="string" calcext:value-type="string">
            <text:p>Será (Vivo)</text:p>
          </table:table-cell>
          <table:table-cell office:value-type="string" calcext:value-type="string">
            <text:p>Viv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CC0A2F8CA556</text:p>
          </table:table-cell>
          <table:table-cell office:value-type="string" calcext:value-type="string">
            <text:p>8CDCC09F777143A</text:p>
          </table:table-cell>
          <table:table-cell office:value-type="string" calcext:value-type="string">
            <text:p>8CDCC09FEEA6D7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335" calcext:value-type="float">
            <text:p>10335</text:p>
          </table:table-cell>
          <table:table-cell office:value-type="float" office:value="7534539" calcext:value-type="float">
            <text:p>7534539</text:p>
          </table:table-cell>
          <table:table-cell office:value-type="string" calcext:value-type="string">
            <text:p>63,28</text:p>
          </table:table-cell>
          <table:table-cell office:value-type="float" office:value="128" calcext:value-type="float">
            <text:p>128</text:p>
          </table:table-cell>
          <table:table-cell office:value-type="float" office:value="173923" calcext:value-type="float">
            <text:p>173923</text:p>
          </table:table-cell>
          <table:table-cell table:formula="of:=1000*[.AD12]/([.AG12]-3000)" office:value-type="float" office:value="44081.48113478" calcext:value-type="float">
            <text:p>44.081,48</text:p>
          </table:table-cell>
          <table:table-cell table:formula="of:=[.AC12]*4" office:value-type="float" office:value="41340" calcext:value-type="float">
            <text:p>41340</text:p>
          </table:table-cell>
          <table:table-cell table:formula="of:=[.AF12]/60" office:value-type="float" office:value="2.13333333333333" calcext:value-type="float">
            <text:p>2,13</text:p>
          </table:table-cell>
          <table:table-cell table:formula="of:=60*[.AH12]/[.AI12]" office:value-type="float" office:value="63.9789276266763" calcext:value-type="float">
            <text:p>63,98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os Autenticos Decadentes</text:p>
          </table:table-cell>
          <table:table-cell office:value-type="string" calcext:value-type="string">
            <text:p>Sigue tu Camino</text:p>
          </table:table-cell>
          <table:table-cell office:value-type="string" calcext:value-type="string">
            <text:p>Sigue Tu Camin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CDDC8FE016675B</text:p>
          </table:table-cell>
          <table:table-cell office:value-type="string" calcext:value-type="string">
            <text:p>8CDCC0E7712CDFC</text:p>
          </table:table-cell>
          <table:table-cell office:value-type="string" calcext:value-type="string">
            <text:p>8CDD6F0E2E4D2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7969" calcext:value-type="float">
            <text:p>7969</text:p>
          </table:table-cell>
          <table:table-cell office:value-type="float" office:value="8931496" calcext:value-type="float">
            <text:p>8931496</text:p>
          </table:table-cell>
          <table:table-cell office:value-type="string" calcext:value-type="string">
            <text:p>82,07</text:p>
          </table:table-cell>
          <table:table-cell office:value-type="float" office:value="83" calcext:value-type="float">
            <text:p>83</text:p>
          </table:table-cell>
          <table:table-cell office:value-type="float" office:value="205608" calcext:value-type="float">
            <text:p>205608</text:p>
          </table:table-cell>
          <table:table-cell table:formula="of:=1000*[.AD13]/([.AG13]-3000)" office:value-type="float" office:value="44082.6423438364" calcext:value-type="float">
            <text:p>44.082,64</text:p>
          </table:table-cell>
          <table:table-cell table:formula="of:=[.AC13]*4" office:value-type="float" office:value="31876" calcext:value-type="float">
            <text:p>31876</text:p>
          </table:table-cell>
          <table:table-cell table:formula="of:=[.AF13]/60" office:value-type="float" office:value="1.38333333333333" calcext:value-type="float">
            <text:p>1,38</text:p>
          </table:table-cell>
          <table:table-cell table:formula="of:=60*[.AH13]/[.AI13]" office:value-type="float" office:value="82.9764882868046" calcext:value-type="float">
            <text:p>82,98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Los Autenticos Decadentes</text:p>
          </table:table-cell>
          <table:table-cell office:value-type="string" calcext:value-type="string">
            <text:p>Un Osito de Peluche de Taiwán</text:p>
          </table:table-cell>
          <table:table-cell office:value-type="string" calcext:value-type="string">
            <text:p>Sigue Tu Camin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CDD6F1907E0BB0</text:p>
          </table:table-cell>
          <table:table-cell office:value-type="string" calcext:value-type="string">
            <text:p>8CDCC0E7712CDFC</text:p>
          </table:table-cell>
          <table:table-cell office:value-type="string" calcext:value-type="string">
            <text:p>8CDD6F0E2E4D2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2970" calcext:value-type="float">
            <text:p>12970</text:p>
          </table:table-cell>
          <table:table-cell office:value-type="float" office:value="11521230" calcext:value-type="float">
            <text:p>11521230</text:p>
          </table:table-cell>
          <table:table-cell office:value-type="string" calcext:value-type="string">
            <text:p>50,42</text:p>
          </table:table-cell>
          <table:table-cell office:value-type="float" office:value="102" calcext:value-type="float">
            <text:p>102</text:p>
          </table:table-cell>
          <table:table-cell office:value-type="float" office:value="264471" calcext:value-type="float">
            <text:p>264471</text:p>
          </table:table-cell>
          <table:table-cell table:formula="of:=1000*[.AD14]/([.AG14]-3000)" office:value-type="float" office:value="44063.1274596418" calcext:value-type="float">
            <text:p>44.063,13</text:p>
          </table:table-cell>
          <table:table-cell table:formula="of:=[.AC14]*4" office:value-type="float" office:value="51880" calcext:value-type="float">
            <text:p>51880</text:p>
          </table:table-cell>
          <table:table-cell table:formula="of:=[.AF14]/60" office:value-type="float" office:value="1.7" calcext:value-type="float">
            <text:p>1,70</text:p>
          </table:table-cell>
          <table:table-cell table:formula="of:=60*[.AH14]/[.AI14]" office:value-type="float" office:value="50.9596693827777" calcext:value-type="float">
            <text:p>50,96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os Cafres</text:p>
          </table:table-cell>
          <table:table-cell office:value-type="string" calcext:value-type="string">
            <text:p>Casi q' me pierdo</text:p>
          </table:table-cell>
          <table:table-cell office:value-type="string" calcext:value-type="string">
            <text:p>El paso giga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4A8315DFA2C3</text:p>
          </table:table-cell>
          <table:table-cell office:value-type="string" calcext:value-type="string">
            <text:p>8CDD6DF405D10C0</text:p>
          </table:table-cell>
          <table:table-cell office:value-type="string" calcext:value-type="string">
            <text:p>8CE4A824D46CAA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5939" calcext:value-type="float">
            <text:p>15939</text:p>
          </table:table-cell>
          <table:table-cell office:value-type="float" office:value="11811451" calcext:value-type="float">
            <text:p>11811451</text:p>
          </table:table-cell>
          <table:table-cell office:value-type="string" calcext:value-type="string">
            <text:p>41,03</text:p>
          </table:table-cell>
          <table:table-cell office:value-type="float" office:value="83" calcext:value-type="float">
            <text:p>83</text:p>
          </table:table-cell>
          <table:table-cell office:value-type="float" office:value="270851" calcext:value-type="float">
            <text:p>270851</text:p>
          </table:table-cell>
          <table:table-cell table:formula="of:=1000*[.AD15]/([.AG15]-3000)" office:value-type="float" office:value="44097.0950267126" calcext:value-type="float">
            <text:p>44.097,10</text:p>
          </table:table-cell>
          <table:table-cell table:formula="of:=[.AC15]*4" office:value-type="float" office:value="63756" calcext:value-type="float">
            <text:p>63756</text:p>
          </table:table-cell>
          <table:table-cell table:formula="of:=[.AF15]/60" office:value-type="float" office:value="1.38333333333333" calcext:value-type="float">
            <text:p>1,38</text:p>
          </table:table-cell>
          <table:table-cell table:formula="of:=60*[.AH15]/[.AI15]" office:value-type="float" office:value="41.4992424493813" calcext:value-type="float">
            <text:p>41,50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os Cafres</text:p>
          </table:table-cell>
          <table:table-cell office:value-type="string" calcext:value-type="string">
            <text:p>Si el Amor se Cae</text:p>
          </table:table-cell>
          <table:table-cell office:value-type="string" calcext:value-type="string">
            <text:p>Quién da Má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ED7C845AF0</text:p>
          </table:table-cell>
          <table:table-cell office:value-type="string" calcext:value-type="string">
            <text:p>8CDD6DF405D10C0</text:p>
          </table:table-cell>
          <table:table-cell office:value-type="string" calcext:value-type="string">
            <text:p>8CDD6ED5A3E8D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5564" calcext:value-type="float">
            <text:p>15564</text:p>
          </table:table-cell>
          <table:table-cell office:value-type="float" office:value="11956677" calcext:value-type="float">
            <text:p>11956677</text:p>
          </table:table-cell>
          <table:table-cell office:value-type="string" calcext:value-type="string">
            <text:p>42,02</text:p>
          </table:table-cell>
          <table:table-cell office:value-type="float" office:value="85" calcext:value-type="float">
            <text:p>85</text:p>
          </table:table-cell>
          <table:table-cell office:value-type="float" office:value="274467" calcext:value-type="float">
            <text:p>274467</text:p>
          </table:table-cell>
          <table:table-cell table:formula="of:=1000*[.AD16]/([.AG16]-3000)" office:value-type="float" office:value="44044.6794638022" calcext:value-type="float">
            <text:p>44.044,68</text:p>
          </table:table-cell>
          <table:table-cell table:formula="of:=[.AC16]*4" office:value-type="float" office:value="62256" calcext:value-type="float">
            <text:p>62256</text:p>
          </table:table-cell>
          <table:table-cell table:formula="of:=[.AF16]/60" office:value-type="float" office:value="1.41666666666667" calcext:value-type="float">
            <text:p>1,42</text:p>
          </table:table-cell>
          <table:table-cell table:formula="of:=60*[.AH16]/[.AI16]" office:value-type="float" office:value="42.448611665191" calcext:value-type="float">
            <text:p>42,45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Los Pericos</text:p>
          </table:table-cell>
          <table:table-cell office:value-type="string" calcext:value-type="string">
            <text:p>Lindo Día</text:p>
          </table:table-cell>
          <table:table-cell office:value-type="string" calcext:value-type="string">
            <text:p>Pura Vi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DD6EF6F791BE6</text:p>
          </table:table-cell>
          <table:table-cell office:value-type="string" calcext:value-type="string">
            <text:p>8CDD6EF27BBB9D0</text:p>
          </table:table-cell>
          <table:table-cell office:value-type="string" calcext:value-type="string">
            <text:p>8CDD6EF6412DD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251" calcext:value-type="float">
            <text:p>9251</text:p>
          </table:table-cell>
          <table:table-cell office:value-type="float" office:value="9370303" calcext:value-type="float">
            <text:p>9370303</text:p>
          </table:table-cell>
          <table:table-cell office:value-type="string" calcext:value-type="string">
            <text:p>70,70</text:p>
          </table:table-cell>
          <table:table-cell office:value-type="float" office:value="71" calcext:value-type="float">
            <text:p>71</text:p>
          </table:table-cell>
          <table:table-cell office:value-type="float" office:value="215639" calcext:value-type="float">
            <text:p>215639</text:p>
          </table:table-cell>
          <table:table-cell table:formula="of:=1000*[.AD17]/([.AG17]-3000)" office:value-type="float" office:value="44066.7187110549" calcext:value-type="float">
            <text:p>44.066,72</text:p>
          </table:table-cell>
          <table:table-cell table:formula="of:=[.AC17]*4" office:value-type="float" office:value="37004" calcext:value-type="float">
            <text:p>37004</text:p>
          </table:table-cell>
          <table:table-cell table:formula="of:=[.AF17]/60" office:value-type="float" office:value="1.18333333333333" calcext:value-type="float">
            <text:p>1,18</text:p>
          </table:table-cell>
          <table:table-cell table:formula="of:=60*[.AH17]/[.AI17]" office:value-type="float" office:value="71.4518193347555" calcext:value-type="float">
            <text:p>71,45</text:p>
          </table:table-cell>
          <table:table-cell office:value-type="string" calcext:value-type="string">
            <text:p>1,00</text:p>
          </table:table-cell>
        </table:table-row>
        <table:table-row table:style-name="ro1">
          <table:table-cell office:value-type="string" calcext:value-type="string">
            <text:p>Los Tipitos</text:p>
          </table:table-cell>
          <table:table-cell office:value-type="string" calcext:value-type="string">
            <text:p>Campanas en la noche</text:p>
          </table:table-cell>
          <table:table-cell office:value-type="string" calcext:value-type="string">
            <text:p>Armando Camale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E10377F16005B</text:p>
          </table:table-cell>
          <table:table-cell office:value-type="string" calcext:value-type="string">
            <text:p>8CE10374A7A0077</text:p>
          </table:table-cell>
          <table:table-cell office:value-type="string" calcext:value-type="string">
            <text:p>8CE1037563ACCF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061" calcext:value-type="float">
            <text:p>9061</text:p>
          </table:table-cell>
          <table:table-cell office:value-type="float" office:value="11108442" calcext:value-type="float">
            <text:p>11108442</text:p>
          </table:table-cell>
          <table:table-cell office:value-type="string" calcext:value-type="string">
            <text:p>72,18</text:p>
          </table:table-cell>
          <table:table-cell office:value-type="float" office:value="73" calcext:value-type="float">
            <text:p>73</text:p>
          </table:table-cell>
          <table:table-cell office:value-type="float" office:value="255096" calcext:value-type="float">
            <text:p>255096</text:p>
          </table:table-cell>
          <table:table-cell table:formula="of:=1000*[.AD18]/([.AG18]-3000)" office:value-type="float" office:value="44064.3326351866" calcext:value-type="float">
            <text:p>44.064,33</text:p>
          </table:table-cell>
          <table:table-cell table:formula="of:=[.AC18]*4" office:value-type="float" office:value="36244" calcext:value-type="float">
            <text:p>36244</text:p>
          </table:table-cell>
          <table:table-cell table:formula="of:=[.AF18]/60" office:value-type="float" office:value="1.21666666666667" calcext:value-type="float">
            <text:p>1,22</text:p>
          </table:table-cell>
          <table:table-cell table:formula="of:=60*[.AH18]/[.AI18]" office:value-type="float" office:value="72.9461416540999" calcext:value-type="float">
            <text:p>72,95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Mancha de Rolando</text:p>
          </table:table-cell>
          <table:table-cell office:value-type="string" calcext:value-type="string">
            <text:p>Arde la Ciudad</text:p>
          </table:table-cell>
          <table:table-cell office:value-type="string" calcext:value-type="string">
            <text:p>Viaj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DEFECC65C0</text:p>
          </table:table-cell>
          <table:table-cell office:value-type="string" calcext:value-type="string">
            <text:p>8CE1A8C693B04BD</text:p>
          </table:table-cell>
          <table:table-cell office:value-type="string" calcext:value-type="string">
            <text:p>8CE1A8C8B2073C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800" calcext:value-type="float">
            <text:p>9800</text:p>
          </table:table-cell>
          <table:table-cell office:value-type="float" office:value="11150713" calcext:value-type="float">
            <text:p>11150713</text:p>
          </table:table-cell>
          <table:table-cell office:value-type="string" calcext:value-type="string">
            <text:p>66,73</text:p>
          </table:table-cell>
          <table:table-cell office:value-type="float" office:value="135" calcext:value-type="float">
            <text:p>135</text:p>
          </table:table-cell>
          <table:table-cell office:value-type="float" office:value="255934" calcext:value-type="float">
            <text:p>255934</text:p>
          </table:table-cell>
          <table:table-cell table:formula="of:=1000*[.AD19]/([.AG19]-3000)" office:value-type="float" office:value="44085.46498296" calcext:value-type="float">
            <text:p>44.085,46</text:p>
          </table:table-cell>
          <table:table-cell table:formula="of:=[.AC19]*4" office:value-type="float" office:value="39200" calcext:value-type="float">
            <text:p>39200</text:p>
          </table:table-cell>
          <table:table-cell table:formula="of:=[.AF19]/60" office:value-type="float" office:value="2.25" calcext:value-type="float">
            <text:p>2,25</text:p>
          </table:table-cell>
          <table:table-cell table:formula="of:=60*[.AH19]/[.AI19]" office:value-type="float" office:value="67.4777525249387" calcext:value-type="float">
            <text:p>67,48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La reina de marte</text:p>
          </table:table-cell>
          <table:table-cell office:value-type="string" calcext:value-type="string">
            <text:p>El Mamu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CD95C98176C67B</text:p>
          </table:table-cell>
          <table:table-cell office:value-type="string" calcext:value-type="string">
            <text:p>8CD95C9489CA151</text:p>
          </table:table-cell>
          <table:table-cell office:value-type="string" calcext:value-type="string">
            <text:p>8CD95C965D0179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335" calcext:value-type="float">
            <text:p>10335</text:p>
          </table:table-cell>
          <table:table-cell office:value-type="float" office:value="10549500" calcext:value-type="float">
            <text:p>10549500</text:p>
          </table:table-cell>
          <table:table-cell office:value-type="string" calcext:value-type="string">
            <text:p>63,28</text:p>
          </table:table-cell>
          <table:table-cell office:value-type="float" office:value="128" calcext:value-type="float">
            <text:p>128</text:p>
          </table:table-cell>
          <table:table-cell office:value-type="float" office:value="242267" calcext:value-type="float">
            <text:p>242267</text:p>
          </table:table-cell>
          <table:table-cell table:formula="of:=1000*[.AD20]/([.AG20]-3000)" office:value-type="float" office:value="44090.9109906506" calcext:value-type="float">
            <text:p>44.090,91</text:p>
          </table:table-cell>
          <table:table-cell table:formula="of:=[.AC20]*4" office:value-type="float" office:value="41340" calcext:value-type="float">
            <text:p>41340</text:p>
          </table:table-cell>
          <table:table-cell table:formula="of:=[.AF20]/60" office:value-type="float" office:value="2.13333333333333" calcext:value-type="float">
            <text:p>2,13</text:p>
          </table:table-cell>
          <table:table-cell table:formula="of:=60*[.AH20]/[.AI20]" office:value-type="float" office:value="63.9926139196671" calcext:value-type="float">
            <text:p>63,99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Tanto Amor</text:p>
          </table:table-cell>
          <table:table-cell office:value-type="string" calcext:value-type="string">
            <text:p>Ring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2C827256AFB3</text:p>
          </table:table-cell>
          <table:table-cell office:value-type="string" calcext:value-type="string">
            <text:p>8CD95C9489CA151</text:p>
          </table:table-cell>
          <table:table-cell office:value-type="string" calcext:value-type="string">
            <text:p>8CE2C8260DE89B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349" calcext:value-type="float">
            <text:p>2349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4380" calcext:value-type="float">
            <text:p>14380</text:p>
          </table:table-cell>
          <table:table-cell office:value-type="float" office:value="7450966" calcext:value-type="float">
            <text:p>7450966</text:p>
          </table:table-cell>
          <table:table-cell office:value-type="string" calcext:value-type="string">
            <text:p>45,48</text:p>
          </table:table-cell>
          <table:table-cell office:value-type="float" office:value="91" calcext:value-type="float">
            <text:p>91</text:p>
          </table:table-cell>
          <table:table-cell office:value-type="float" office:value="172041" calcext:value-type="float">
            <text:p>172041</text:p>
          </table:table-cell>
          <table:table-cell table:formula="of:=1000*[.AD21]/([.AG21]-3000)" office:value-type="float" office:value="44077.862767021" calcext:value-type="float">
            <text:p>44.077,86</text:p>
          </table:table-cell>
          <table:table-cell table:formula="of:=[.AC21]*4" office:value-type="float" office:value="57520" calcext:value-type="float">
            <text:p>57520</text:p>
          </table:table-cell>
          <table:table-cell table:formula="of:=[.AF21]/60" office:value-type="float" office:value="1.51666666666667" calcext:value-type="float">
            <text:p>1,52</text:p>
          </table:table-cell>
          <table:table-cell table:formula="of:=60*[.AH21]/[.AI21]" office:value-type="float" office:value="45.9782991311068" calcext:value-type="float">
            <text:p>45,98</text:p>
          </table:table-cell>
          <table:table-cell office:value-type="string" calcext:value-type="string">
            <text:p>2,00</text:p>
          </table:table-cell>
        </table:table-row>
        <table:table-row table:style-name="ro1">
          <table:table-cell office:value-type="string" calcext:value-type="string">
            <text:p>No Te Va Gustar</text:p>
          </table:table-cell>
          <table:table-cell office:value-type="string" calcext:value-type="string">
            <text:p>Cero a La Izquierda</text:p>
          </table:table-cell>
          <table:table-cell office:value-type="string" calcext:value-type="string">
            <text:p>Por lo Menos Ho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CE0490F438236F</text:p>
          </table:table-cell>
          <table:table-cell office:value-type="string" calcext:value-type="string">
            <text:p>8CDFF1F17EDB389</text:p>
          </table:table-cell>
          <table:table-cell office:value-type="string" calcext:value-type="string">
            <text:p>8CE0490BF81053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9187" calcext:value-type="float">
            <text:p>9187</text:p>
          </table:table-cell>
          <table:table-cell office:value-type="float" office:value="11319026" calcext:value-type="float">
            <text:p>11319026</text:p>
          </table:table-cell>
          <table:table-cell office:value-type="string" calcext:value-type="string">
            <text:p>71,19</text:p>
          </table:table-cell>
          <table:table-cell office:value-type="float" office:value="72" calcext:value-type="float">
            <text:p>72</text:p>
          </table:table-cell>
          <table:table-cell office:value-type="float" office:value="259841" calcext:value-type="float">
            <text:p>259841</text:p>
          </table:table-cell>
          <table:table-cell table:formula="of:=1000*[.AD22]/([.AG22]-3000)" office:value-type="float" office:value="44070.167924903" calcext:value-type="float">
            <text:p>44.070,17</text:p>
          </table:table-cell>
          <table:table-cell table:formula="of:=[.AC22]*4" office:value-type="float" office:value="36748" calcext:value-type="float">
            <text:p>36748</text:p>
          </table:table-cell>
          <table:table-cell table:formula="of:=[.AF22]/60" office:value-type="float" office:value="1.2" calcext:value-type="float">
            <text:p>1,20</text:p>
          </table:table-cell>
          <table:table-cell table:formula="of:=60*[.AH22]/[.AI22]" office:value-type="float" office:value="71.9552105010933" calcext:value-type="float">
            <text:p>71,96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No Te Va Gustar</text:p>
          </table:table-cell>
          <table:table-cell office:value-type="string" calcext:value-type="string">
            <text:p>Chau</text:p>
          </table:table-cell>
          <table:table-cell office:value-type="string" calcext:value-type="string">
            <text:p>Por lo Menos Ho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CE04945F9BC04B</text:p>
          </table:table-cell>
          <table:table-cell office:value-type="string" calcext:value-type="string">
            <text:p>8CDFF1F17EDB389</text:p>
          </table:table-cell>
          <table:table-cell office:value-type="string" calcext:value-type="string">
            <text:p>8CE0490BF81053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3781" calcext:value-type="float">
            <text:p>13781</text:p>
          </table:table-cell>
          <table:table-cell office:value-type="float" office:value="12973918" calcext:value-type="float">
            <text:p>12973918</text:p>
          </table:table-cell>
          <table:table-cell office:value-type="string" calcext:value-type="string">
            <text:p>47,46</text:p>
          </table:table-cell>
          <table:table-cell office:value-type="float" office:value="96" calcext:value-type="float">
            <text:p>96</text:p>
          </table:table-cell>
          <table:table-cell office:value-type="float" office:value="297203" calcext:value-type="float">
            <text:p>297203</text:p>
          </table:table-cell>
          <table:table-cell table:formula="of:=1000*[.AD23]/([.AG23]-3000)" office:value-type="float" office:value="44098.5238083908" calcext:value-type="float">
            <text:p>44.098,52</text:p>
          </table:table-cell>
          <table:table-cell table:formula="of:=[.AC23]*4" office:value-type="float" office:value="55124" calcext:value-type="float">
            <text:p>55124</text:p>
          </table:table-cell>
          <table:table-cell table:formula="of:=[.AF23]/60" office:value-type="float" office:value="1.6" calcext:value-type="float">
            <text:p>1,60</text:p>
          </table:table-cell>
          <table:table-cell table:formula="of:=60*[.AH23]/[.AI23]" office:value-type="float" office:value="47.9992639957813" calcext:value-type="float">
            <text:p>48,00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Oconnor</text:p>
          </table:table-cell>
          <table:table-cell office:value-type="string" calcext:value-type="string">
            <text:p>Yo Caníbal</text:p>
          </table:table-cell>
          <table:table-cell office:value-type="string" calcext:value-type="string">
            <text:p>Un Poco de Respe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CEFBFAA71A3518</text:p>
          </table:table-cell>
          <table:table-cell office:value-type="string" calcext:value-type="string">
            <text:p>8CEFBFA6FD09CC8</text:p>
          </table:table-cell>
          <table:table-cell office:value-type="string" calcext:value-type="string">
            <text:p>8CEFBFA72916A7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4599" calcext:value-type="float">
            <text:p>4599</text:p>
          </table:table-cell>
          <table:table-cell office:value-type="float" office:value="7265" calcext:value-type="float">
            <text:p>7265</text:p>
          </table:table-cell>
          <table:table-cell office:value-type="float" office:value="8731039" calcext:value-type="float">
            <text:p>8731039</text:p>
          </table:table-cell>
          <table:table-cell office:value-type="string" calcext:value-type="string">
            <text:p>90,02</text:p>
          </table:table-cell>
          <table:table-cell office:value-type="float" office:value="91" calcext:value-type="float">
            <text:p>91</text:p>
          </table:table-cell>
          <table:table-cell office:value-type="float" office:value="200998" calcext:value-type="float">
            <text:p>200998</text:p>
          </table:table-cell>
          <table:table-cell table:formula="of:=1000*[.AD24]/([.AG24]-3000)" office:value-type="float" office:value="44096.6019858786" calcext:value-type="float">
            <text:p>44.096,60</text:p>
          </table:table-cell>
          <table:table-cell table:formula="of:=[.AC24]*4" office:value-type="float" office:value="29060" calcext:value-type="float">
            <text:p>29060</text:p>
          </table:table-cell>
          <table:table-cell table:formula="of:=[.AF24]/60" office:value-type="float" office:value="1.51666666666667" calcext:value-type="float">
            <text:p>1,52</text:p>
          </table:table-cell>
          <table:table-cell table:formula="of:=60*[.AH24]/[.AI24]" office:value-type="float" office:value="91.0459779474439" calcext:value-type="float">
            <text:p>91,05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Rata Blanca</text:p>
          </table:table-cell>
          <table:table-cell table:number-columns-repeated="2" office:value-type="string" calcext:value-type="string">
            <text:p>El Reino Olvidad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8CE3F8917CBAB8B</text:p>
          </table:table-cell>
          <table:table-cell office:value-type="string" calcext:value-type="string">
            <text:p>8CDE8310FB32166</text:p>
          </table:table-cell>
          <table:table-cell office:value-type="string" calcext:value-type="string">
            <text:p>8CE3F88FDD18EF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176" calcext:value-type="float">
            <text:p>10176</text:p>
          </table:table-cell>
          <table:table-cell office:value-type="float" office:value="14823844" calcext:value-type="float">
            <text:p>14823844</text:p>
          </table:table-cell>
          <table:table-cell office:value-type="string" calcext:value-type="string">
            <text:p>64,27</text:p>
          </table:table-cell>
          <table:table-cell office:value-type="float" office:value="130" calcext:value-type="float">
            <text:p>130</text:p>
          </table:table-cell>
          <table:table-cell office:value-type="float" office:value="339149" calcext:value-type="float">
            <text:p>339149</text:p>
          </table:table-cell>
          <table:table-cell table:formula="of:=1000*[.AD25]/([.AG25]-3000)" office:value-type="float" office:value="44099.0275145843" calcext:value-type="float">
            <text:p>44.099,03</text:p>
          </table:table-cell>
          <table:table-cell table:formula="of:=[.AC25]*4" office:value-type="float" office:value="40704" calcext:value-type="float">
            <text:p>40704</text:p>
          </table:table-cell>
          <table:table-cell table:formula="of:=[.AF25]/60" office:value-type="float" office:value="2.16666666666667" calcext:value-type="float">
            <text:p>2,17</text:p>
          </table:table-cell>
          <table:table-cell table:formula="of:=60*[.AH25]/[.AI25]" office:value-type="float" office:value="65.004462727866" calcext:value-type="float">
            <text:p>65,00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Rata Blanca</text:p>
          </table:table-cell>
          <table:table-cell office:value-type="string" calcext:value-type="string">
            <text:p>La Leyenda del Hada y el Mago</text:p>
          </table:table-cell>
          <table:table-cell office:value-type="string" calcext:value-type="string">
            <text:p>XX Aniversario - Magos, Espadas y R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DE834968849F4</text:p>
          </table:table-cell>
          <table:table-cell office:value-type="string" calcext:value-type="string">
            <text:p>8CDE8310FB32166</text:p>
          </table:table-cell>
          <table:table-cell office:value-type="string" calcext:value-type="string">
            <text:p>8CDE834639E08CB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450" calcext:value-type="float">
            <text:p>14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600" calcext:value-type="float">
            <text:p>16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8703" calcext:value-type="float">
            <text:p>8703</text:p>
          </table:table-cell>
          <table:table-cell office:value-type="float" office:value="14533024" calcext:value-type="float">
            <text:p>14533024</text:p>
          </table:table-cell>
          <table:table-cell office:value-type="string" calcext:value-type="string">
            <text:p>75,15</text:p>
          </table:table-cell>
          <table:table-cell office:value-type="float" office:value="76" calcext:value-type="float">
            <text:p>76</text:p>
          </table:table-cell>
          <table:table-cell office:value-type="float" office:value="332607" calcext:value-type="float">
            <text:p>332607</text:p>
          </table:table-cell>
          <table:table-cell table:formula="of:=1000*[.AD26]/([.AG26]-3000)" office:value-type="float" office:value="44091.9762019617" calcext:value-type="float">
            <text:p>44.091,98</text:p>
          </table:table-cell>
          <table:table-cell table:formula="of:=[.AC26]*4" office:value-type="float" office:value="34812" calcext:value-type="float">
            <text:p>34812</text:p>
          </table:table-cell>
          <table:table-cell table:formula="of:=[.AF26]/60" office:value-type="float" office:value="1.26666666666667" calcext:value-type="float">
            <text:p>1,27</text:p>
          </table:table-cell>
          <table:table-cell table:formula="of:=60*[.AH26]/[.AI26]" office:value-type="float" office:value="75.9944436435052" calcext:value-type="float">
            <text:p>75,99</text:p>
          </table:table-cell>
          <table:table-cell office:value-type="string" calcext:value-type="string">
            <text:p>1,01</text:p>
          </table:table-cell>
        </table:table-row>
        <table:table-row table:style-name="ro1">
          <table:table-cell office:value-type="string" calcext:value-type="string">
            <text:p>Ratones Paranoicos</text:p>
          </table:table-cell>
          <table:table-cell office:value-type="string" calcext:value-type="string">
            <text:p>Sigue Girando</text:p>
          </table:table-cell>
          <table:table-cell office:value-type="string" calcext:value-type="string">
            <text:p>Giran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CCC8C8E87AF4</text:p>
          </table:table-cell>
          <table:table-cell office:value-type="string" calcext:value-type="string">
            <text:p>8CCE72136911694</text:p>
          </table:table-cell>
          <table:table-cell office:value-type="string" calcext:value-type="string">
            <text:p>8CDCCC8BFBE7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1025" calcext:value-type="float">
            <text:p>11025</text:p>
          </table:table-cell>
          <table:table-cell office:value-type="float" office:value="10578420" calcext:value-type="float">
            <text:p>10578420</text:p>
          </table:table-cell>
          <table:table-cell office:value-type="string" calcext:value-type="string">
            <text:p>59,32</text:p>
          </table:table-cell>
          <table:table-cell office:value-type="float" office:value="120" calcext:value-type="float">
            <text:p>120</text:p>
          </table:table-cell>
          <table:table-cell office:value-type="float" office:value="243013" calcext:value-type="float">
            <text:p>243013</text:p>
          </table:table-cell>
          <table:table-cell table:formula="of:=1000*[.AD27]/([.AG27]-3000)" office:value-type="float" office:value="44074.3626386904" calcext:value-type="float">
            <text:p>44.074,36</text:p>
          </table:table-cell>
          <table:table-cell table:formula="of:=[.AC27]*4" office:value-type="float" office:value="44100" calcext:value-type="float">
            <text:p>44100</text:p>
          </table:table-cell>
          <table:table-cell table:formula="of:=[.AF27]/60" office:value-type="float" office:value="2" calcext:value-type="float">
            <text:p>2,00</text:p>
          </table:table-cell>
          <table:table-cell table:formula="of:=60*[.AH27]/[.AI27]" office:value-type="float" office:value="59.9651192363135" calcext:value-type="float">
            <text:p>59,97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Turf</text:p>
          </table:table-cell>
          <table:table-cell office:value-type="string" calcext:value-type="string">
            <text:p>Pasos Al Costado</text:p>
          </table:table-cell>
          <table:table-cell office:value-type="string" calcext:value-type="string">
            <text:p>Para Mí, Para V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8CDD6F088AAD4A0</text:p>
          </table:table-cell>
          <table:table-cell office:value-type="string" calcext:value-type="string">
            <text:p>8CDD6F05939C9C4</text:p>
          </table:table-cell>
          <table:table-cell office:value-type="string" calcext:value-type="string">
            <text:p>8CDD6F05F49E4A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5000" calcext:value-type="float">
            <text:p>5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134631" calcext:value-type="float">
            <text:p>11134631</text:p>
          </table:table-cell>
          <table:table-cell office:value-type="string" calcext:value-type="string">
            <text:p>62,29</text:p>
          </table:table-cell>
          <table:table-cell office:value-type="float" office:value="126" calcext:value-type="float">
            <text:p>126</text:p>
          </table:table-cell>
          <table:table-cell office:value-type="float" office:value="255701" calcext:value-type="float">
            <text:p>255701</text:p>
          </table:table-cell>
          <table:table-cell table:formula="of:=1000*[.AD28]/([.AG28]-3000)" office:value-type="float" office:value="44062.4730412622" calcext:value-type="float">
            <text:p>44.062,47</text:p>
          </table:table-cell>
          <table:table-cell table:formula="of:=[.AC28]*4" office:value-type="float" office:value="42000" calcext:value-type="float">
            <text:p>42000</text:p>
          </table:table-cell>
          <table:table-cell table:formula="of:=[.AF28]/60" office:value-type="float" office:value="2.1" calcext:value-type="float">
            <text:p>2,10</text:p>
          </table:table-cell>
          <table:table-cell table:formula="of:=60*[.AH28]/[.AI28]" office:value-type="float" office:value="62.946390058946" calcext:value-type="float">
            <text:p>62,95</text:p>
          </table:table-cell>
          <table:table-cell office:value-type="string" calcext:value-type="string">
            <text:p>2,02</text:p>
          </table:table-cell>
        </table:table-row>
        <table:table-row table:style-name="ro1">
          <table:table-cell office:value-type="string" calcext:value-type="string">
            <text:p>Viejas Locas</text:p>
          </table:table-cell>
          <table:table-cell office:value-type="string" calcext:value-type="string">
            <text:p>Roca &amp; giro</text:p>
          </table:table-cell>
          <table:table-cell office:value-type="string" calcext:value-type="string">
            <text:p>Contra la pare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8CE687319F49157</text:p>
          </table:table-cell>
          <table:table-cell office:value-type="string" calcext:value-type="string">
            <text:p>8CE6872FE67F497</text:p>
          </table:table-cell>
          <table:table-cell office:value-type="string" calcext:value-type="string">
            <text:p>8CE68730D8D0FA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2750" calcext:value-type="float">
            <text:p>2750</text:p>
          </table:table-cell>
          <table:table-cell office:value-type="float" office:value="2250" calcext:value-type="float">
            <text:p>2250</text:p>
          </table:table-cell>
          <table:table-cell office:value-type="float" office:value="1750" calcext:value-type="float">
            <text:p>1750</text:p>
          </table:table-cell>
          <table:table-cell office:value-type="float" office:value="4400" calcext:value-type="float">
            <text:p>4400</text:p>
          </table:table-cell>
          <table:table-cell office:value-type="float" office:value="8535" calcext:value-type="float">
            <text:p>8535</text:p>
          </table:table-cell>
          <table:table-cell office:value-type="float" office:value="7227051" calcext:value-type="float">
            <text:p>7227051</text:p>
          </table:table-cell>
          <table:table-cell office:value-type="string" calcext:value-type="string">
            <text:p>76,63</text:p>
          </table:table-cell>
          <table:table-cell office:value-type="float" office:value="77" calcext:value-type="float">
            <text:p>77</text:p>
          </table:table-cell>
          <table:table-cell office:value-type="float" office:value="166883" calcext:value-type="float">
            <text:p>166883</text:p>
          </table:table-cell>
          <table:table-cell table:formula="of:=1000*[.AD29]/([.AG29]-3000)" office:value-type="float" office:value="44098.8449076475" calcext:value-type="float">
            <text:p>44.098,84</text:p>
          </table:table-cell>
          <table:table-cell table:formula="of:=[.AC29]*4" office:value-type="float" office:value="34140" calcext:value-type="float">
            <text:p>34140</text:p>
          </table:table-cell>
          <table:table-cell table:formula="of:=[.AF29]/60" office:value-type="float" office:value="1.28333333333333" calcext:value-type="float">
            <text:p>1,28</text:p>
          </table:table-cell>
          <table:table-cell table:formula="of:=60*[.AH29]/[.AI29]" office:value-type="float" office:value="77.5023636338269" calcext:value-type="float">
            <text:p>77,50</text:p>
          </table:table-cell>
          <table:table-cell office:value-type="string" calcext:value-type="string">
            <text:p>1,00</text:p>
          </table:table-cell>
        </table:table-row>
        <table:table-row table:style-name="ro1">
          <table:table-cell table:number-columns-repeated="33"/>
          <table:table-cell table:formula="of:=AVERAGE([.AH2:.AH29])" office:value-type="float" office:value="44081.8370634799" calcext:value-type="float">
            <text:p>44.081,84</text:p>
          </table:table-cell>
          <table:table-cell table:number-columns-repeated="4"/>
        </table:table-row>
        <table:table-row table:style-name="ro1" table:number-rows-repeated="104854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0T23:54:45.239000000</dc:date>
    <meta:editing-duration>PT36M</meta:editing-duration>
    <meta:editing-cycles>20</meta:editing-cycles>
    <meta:generator>LibreOffice/7.4.6.2$Windows_X86_64 LibreOffice_project/5b1f5509c2decdade7fda905e3e1429a67acd63d</meta:generator>
    <meta:document-statistic meta:table-count="1" meta:cell-count="1103" meta:object-count="0"/>
  </office:meta>
</office:document-meta>
</file>